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1.4154in"/>
    </style:style>
    <style:style style:name="co5" style:family="table-column">
      <style:table-column-properties fo:break-before="auto" style:column-width="0.9783in"/>
    </style:style>
    <style:style style:name="co6" style:family="table-column">
      <style:table-column-properties fo:break-before="auto" style:column-width="1.3291in"/>
    </style:style>
    <style:style style:name="co7" style:family="table-column">
      <style:table-column-properties fo:break-before="auto" style:column-width="1.3075in"/>
    </style:style>
    <style:style style:name="co8" style:family="table-column">
      <style:table-column-properties fo:break-before="auto" style:column-width="1.6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6d6d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d4ea6b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d4ea6b" style:text-align-source="fix" style:repeat-content="false"/>
      <style:paragraph-properties fo:text-align="center" fo:margin-left="0in"/>
      <style:text-properties style:use-window-font-color="true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2" style:family="table-cell" style:parent-style-name="Default">
      <style:table-cell-properties fo:background-color="#ff6d6d" style:text-align-source="fix" style:repeat-content="false"/>
      <style:paragraph-properties fo:text-align="center" fo:margin-left="0in"/>
      <style:text-properties style:use-window-font-color="true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49in" svg:x="10.5429in" svg:y="0.1154in">
            <draw:object draw:notify-on-update-of-ranges="Sheet1.A3:Sheet1.A9 Sheet1.B2:Sheet1.B2 Sheet1.B3:Sheet1.B9 Sheet1.E2:Sheet1.E2 Sheet1.E3:Sheet1.E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49in" svg:x="0.2488in" svg:y="1.8406in">
            <draw:object draw:notify-on-update-of-ranges="Sheet1.A3:Sheet1.A9 Sheet1.C2:Sheet1.C2 Sheet1.C3:Sheet1.C9 Sheet1.F2:Sheet1.F2 Sheet1.F3:Sheet1.F9 Sheet1.H2:Sheet1.H2 Sheet1.H3:Sheet1.H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49in" svg:x="7.4894in" svg:y="4.0157in">
            <draw:object draw:notify-on-update-of-ranges="Sheet1.A3:Sheet1.A9 Sheet1.D2:Sheet1.D2 Sheet1.D3:Sheet1.D9 Sheet1.G2:Sheet1.G2 Sheet1.G3:Sheet1.G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6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8"/>
        <table:table-row table:style-name="ro1">
          <table:table-cell/>
          <table:table-cell table:style-name="ce4" office:value-type="string" calcext:value-type="string" table:number-columns-spanned="3" table:number-rows-spanned="1">
            <text:p>INSERT</text:p>
          </table:table-cell>
          <table:covered-table-cell table:number-columns-repeated="2" table:style-name="Default"/>
          <table:table-cell table:style-name="ce4" office:value-type="string" calcext:value-type="string" table:number-columns-spanned="3" table:number-rows-spanned="1">
            <text:p>FIND</text:p>
          </table:table-cell>
          <table:covered-table-cell table:number-columns-repeated="2" table:style-name="Default"/>
          <table:table-cell table:style-name="ce1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<text:span text:style-name="T1">Insert – </text:span>Max CPU (%)</text:p>
          </table:table-cell>
          <table:table-cell table:style-name="ce1" office:value-type="string" calcext:value-type="string">
            <text:p>Insert – Time (secs)</text:p>
          </table:table-cell>
          <table:table-cell office:value-type="string" calcext:value-type="string">
            <text:p>Insert – Max Memory (MB)</text:p>
          </table:table-cell>
          <table:table-cell office:value-type="string" calcext:value-type="string">
            <text:p>Find – Max CPU (%)</text:p>
          </table:table-cell>
          <table:table-cell office:value-type="string" calcext:value-type="string">
            <text:p>Find – Time (secs)</text:p>
          </table:table-cell>
          <table:table-cell office:value-type="string" calcext:value-type="string">
            <text:p>Find – Max Memory (MB)</text:p>
          </table:table-cell>
          <table:table-cell table:style-name="ce1" office:value-type="string" calcext:value-type="string">
            <text:p>Total Time (secs)</text:p>
          </table:table-cell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225" calcext:value-type="float">
            <text:p>225</text:p>
          </table:table-cell>
          <table:table-cell table:style-name="ce10" office:value-type="float" office:value="9.5" calcext:value-type="float">
            <text:p>9.5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.7" calcext:value-type="float">
            <text:p>4.7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.C3]+[.F3]" office:value-type="float" office:value="14.2" calcext:value-type="float">
            <text:p>14.2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 office:value-type="float" office:value="270" calcext:value-type="float">
            <text:p>27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style-name="ce7"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C4]+[.F4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.NET (C#)</text:p>
          </table:table-cell>
          <table:table-cell office:value-type="float" office:value="250" calcext:value-type="float">
            <text:p>25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60" calcext:value-type="float">
            <text:p>60</text:p>
          </table:table-cell>
          <table:table-cell table:formula="of:=[.C5]+[.F5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style-name="ce7"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140" calcext:value-type="float">
            <text:p>140</text:p>
          </table:table-cell>
          <table:table-cell table:formula="of:=[.C6]+[.F6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ode</text:p>
          </table:table-cell>
          <table:table-cell table:style-name="ce9"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formula="of:=[.C7]+[.F7]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110" calcext:value-type="float">
            <text:p>110</text:p>
          </table:table-cell>
          <table:table-cell table:style-name="ce12"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style-name="ce7" table:formula="of:=[.C8]+[.F8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350" calcext:value-type="float">
            <text:p>350</text:p>
          </table:table-cell>
          <table:table-cell table:style-name="ce8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table:style-name="ce7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formula="of:=[.C9]+[.F9]" office:value-type="float" office:value="41" calcext:value-type="float">
            <text:p>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3">00/00/0000</text:date>, <text:time style:data-style-name="N2" text:time-value="21:26:14.6815417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0T22:37:07.203996479</meta:creation-date>
    <dc:date>2021-06-13T21:51:28.121511935</dc:date>
    <meta:editing-duration>PT1H4M20S</meta:editing-duration>
    <meta:editing-cycles>10</meta:editing-cycles>
    <meta:generator>LibreOffice/6.4.7.2$Linux_X86_64 LibreOffice_project/40$Build-2</meta:generator>
    <meta:document-statistic meta:table-count="1" meta:cell-count="66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bar" chart:style-name="ch1">
        <chart:legend chart:legend-position="end" svg:x="11.858cm" svg:y="3.954cm" style:legend-expansion="high" chart:style-name="ch2"/>
        <chart:plot-area chart:style-name="ch3" table:cell-range-address="Sheet1.A3:Sheet1.B9 Sheet1.A2:Sheet1.B2 Sheet1.E2:Sheet1.E9" chart:data-source-has-labels="both" svg:x="0.32cm" svg:y="0.18cm" svg:width="11.218cm" svg:height="8.645cm">
          <chartooo:coordinate-region svg:x="1.127cm" svg:y="0.379cm" svg:width="10.411cm" svg:height="7.799cm"/>
          <chart:axis chart:dimension="x" chart:name="primary-x" chart:style-name="ch4" chartooo:axis-type="auto">
            <chartooo:date-scale/>
            <chart:categories table:cell-range-address="Sheet1.A3:Sheet1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9" chart:label-cell-address="Sheet1.B2:Sheet1.B2" chart:class="chart:bar">
            <chart:data-point chart:repeated="7"/>
          </chart:series>
          <chart:series chart:style-name="ch8" chart:values-cell-range-address="Sheet1.E3:Sheet1.E9" chart:label-cell-address="Sheet1.E2:Sheet1.E2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 – Max CPU (%)</text:p>
                <draw:g>
                  <svg:desc>Sheet1.B2:Sheet1.B2</svg:desc>
                </draw:g>
              </table:table-cell>
              <table:table-cell office:value-type="string">
                <text:p>Find – Max CPU (%)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++</text:p>
                <draw:g>
                  <svg:desc>Sheet1.A3:Sheet1.A9</svg:desc>
                </draw:g>
              </table:table-cell>
              <table:table-cell office:value-type="float" office:value="225">
                <text:p>225</text:p>
                <draw:g>
                  <svg:desc>Sheet1.B3:Sheet1.B9</svg:desc>
                </draw:g>
              </table:table-cell>
              <table:table-cell office:value-type="float" office:value="40">
                <text:p>40</text:p>
                <draw:g>
                  <svg:desc>Sheet1.E3:Sheet1.E9</svg:desc>
                </draw:g>
              </table:table-cell>
            </table:table-row>
            <table:table-row>
              <table:table-cell office:value-type="string">
                <text:p>Go</text:p>
              </table:table-cell>
              <table:table-cell office:value-type="float" office:value="270">
                <text:p>27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.NET (C#)</text:p>
              </table:table-cell>
              <table:table-cell office:value-type="float" office:value="250">
                <text:p>2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400">
                <text:p>4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Node</text:p>
              </table:table-cell>
              <table:table-cell office:value-type="float" office:value="100">
                <text:p>1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Python</text:p>
              </table:table-cell>
              <table:table-cell office:value-type="float" office:value="110">
                <text:p>1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Rust</text:p>
              </table:table-cell>
              <table:table-cell office:value-type="float" office:value="350">
                <text:p>350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bar" chart:style-name="ch1">
        <chart:legend chart:legend-position="end" svg:x="12.149cm" svg:y="3.705cm" style:legend-expansion="high" chart:style-name="ch2"/>
        <chart:plot-area chart:style-name="ch3" table:cell-range-address="Sheet1.A3:Sheet1.A9 Sheet1.C2:Sheet1.C9 Sheet1.F2:Sheet1.F9 Sheet1.H2:Sheet1.H9" chart:data-source-has-labels="both" svg:x="0.32cm" svg:y="0.18cm" svg:width="11.509cm" svg:height="8.645cm">
          <chartooo:coordinate-region svg:x="0.941cm" svg:y="0.379cm" svg:width="10.888cm" svg:height="7.799cm"/>
          <chart:axis chart:dimension="x" chart:name="primary-x" chart:style-name="ch4" chartooo:axis-type="auto">
            <chartooo:date-scale/>
            <chart:categories table:cell-range-address="Sheet1.A3:Sheet1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9" chart:label-cell-address="Sheet1.C2:Sheet1.C2" chart:class="chart:bar">
            <chart:data-point chart:repeated="7"/>
          </chart:series>
          <chart:series chart:style-name="ch8" chart:values-cell-range-address="Sheet1.F3:Sheet1.F9" chart:label-cell-address="Sheet1.F2:Sheet1.F2" chart:class="chart:bar">
            <chart:data-point chart:repeated="7"/>
          </chart:series>
          <chart:series chart:style-name="ch9" chart:values-cell-range-address="Sheet1.H3:Sheet1.H9" chart:label-cell-address="Sheet1.H2:Sheet1.H2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 – Time (secs)</text:p>
                <draw:g>
                  <svg:desc>Sheet1.C2:Sheet1.C2</svg:desc>
                </draw:g>
              </table:table-cell>
              <table:table-cell office:value-type="string">
                <text:p>Find – Time (secs)</text:p>
                <draw:g>
                  <svg:desc>Sheet1.F2:Sheet1.F2</svg:desc>
                </draw:g>
              </table:table-cell>
              <table:table-cell office:value-type="string">
                <text:p>Total Time (secs)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++</text:p>
                <draw:g>
                  <svg:desc>Sheet1.A3:Sheet1.A9</svg:desc>
                </draw:g>
              </table:table-cell>
              <table:table-cell office:value-type="float" office:value="9.5">
                <text:p>9.5</text:p>
                <draw:g>
                  <svg:desc>Sheet1.C3:Sheet1.C9</svg:desc>
                </draw:g>
              </table:table-cell>
              <table:table-cell office:value-type="float" office:value="4.7">
                <text:p>4.7</text:p>
                <draw:g>
                  <svg:desc>Sheet1.F3:Sheet1.F9</svg:desc>
                </draw:g>
              </table:table-cell>
              <table:table-cell office:value-type="float" office:value="14.2">
                <text:p>14.2</text:p>
                <draw:g>
                  <svg:desc>Sheet1.H3:Sheet1.H9</svg:desc>
                </draw:g>
              </table:table-cell>
            </table:table-row>
            <table:table-row>
              <table:table-cell office:value-type="string">
                <text:p>Go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.NET (C#)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Node</text:p>
              </table:table-cell>
              <table:table-cell office:value-type="float" office:value="27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Python</text:p>
              </table:table-cell>
              <table:table-cell office:value-type="float" office:value="62">
                <text:p>62</text:p>
              </table:table-cell>
              <table:table-cell office:value-type="float" office:value="11">
                <text:p>1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Rust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bar" chart:style-name="ch1">
        <chart:legend chart:legend-position="end" svg:x="11.117cm" svg:y="3.954cm" style:legend-expansion="high" chart:style-name="ch2"/>
        <chart:plot-area chart:style-name="ch3" table:cell-range-address="Sheet1.A3:Sheet1.A9 Sheet1.D2:Sheet1.D9 Sheet1.G2:Sheet1.G9" chart:data-source-has-labels="both" svg:x="0.32cm" svg:y="0.18cm" svg:width="10.477cm" svg:height="8.645cm">
          <chartooo:coordinate-region svg:x="1.127cm" svg:y="0.379cm" svg:width="9.67cm" svg:height="7.799cm"/>
          <chart:axis chart:dimension="x" chart:name="primary-x" chart:style-name="ch4" chartooo:axis-type="auto">
            <chartooo:date-scale/>
            <chart:categories table:cell-range-address="Sheet1.A3:Sheet1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3:Sheet1.D9" chart:label-cell-address="Sheet1.D2:Sheet1.D2" chart:class="chart:bar">
            <chart:data-point chart:repeated="7"/>
          </chart:series>
          <chart:series chart:style-name="ch8" chart:values-cell-range-address="Sheet1.G3:Sheet1.G9" chart:label-cell-address="Sheet1.G2:Sheet1.G2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 – Max Memory (MB)</text:p>
                <draw:g>
                  <svg:desc>Sheet1.D2:Sheet1.D2</svg:desc>
                </draw:g>
              </table:table-cell>
              <table:table-cell office:value-type="string">
                <text:p>Find – Max Memory (MB)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++</text:p>
                <draw:g>
                  <svg:desc>Sheet1.A3:Sheet1.A9</svg:desc>
                </draw:g>
              </table:table-cell>
              <table:table-cell office:value-type="float" office:value="8">
                <text:p>8</text:p>
                <draw:g>
                  <svg:desc>Sheet1.D3:Sheet1.D9</svg:desc>
                </draw:g>
              </table:table-cell>
              <table:table-cell office:value-type="float" office:value="10">
                <text:p>10</text:p>
                <draw:g>
                  <svg:desc>Sheet1.G3:Sheet1.G9</svg:desc>
                </draw:g>
              </table:table-cell>
            </table:table-row>
            <table:table-row>
              <table:table-cell office:value-type="string">
                <text:p>Go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.NET (C#)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Node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Python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Rust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